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string">
            <text:p>ncpu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workload</text:p>
          </table:table-cell>
          <table:table-cell table:formula="oooc:=n*(n+1)/(2*ncpu)" office:value-type="float" office:value="52.5">
            <text:p>52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RIANGULAR</text:p>
          </table:table-cell>
          <table:table-cell table:number-columns-repeated="7"/>
          <table:table-cell office:value-type="string">
            <text:p>LINEAR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work,expected</text:p>
          </table:table-cell>
          <table:table-cell office:value-type="string">
            <text:p>work, actual</text:p>
          </table:table-cell>
          <table:table-cell table:number-columns-repeated="2"/>
        </table:table-row>
        <table:table-row table:style-name="ro1">
          <table:table-cell table:formula="oooc:=TRUNC(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(-[.E7]+SQRT([.E7]^2+8*Workload))/2" office:value-type="float" office:value="9.7591422643416">
            <text:p>9.76</text:p>
          </table:table-cell>
          <table:table-cell/>
          <table:table-cell table:formula="oooc:=2*[.B7]+1" office:value-type="float" office:value="1">
            <text:p>1</text:p>
          </table:table-cell>
          <table:table-cell/>
          <table:table-cell table:formula="oooc:=[.B8]*([.B8]+1)/2-[.B7]*([.B7]+1)/2" office:value-type="float" office:value="52.5">
            <text:p>52.5</text:p>
          </table:table-cell>
          <table:table-cell table:style-name="ce1" table:formula="oooc:=[.A8]*([.A8]+1)/2-[.A7]*([.A7]+1)/2"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ooc:=TRUNC([.B8])" office:value-type="float" office:value="9">
            <text:p>9</text:p>
          </table:table-cell>
          <table:table-cell table:formula="oooc:=[.B7]+[.C7]" office:value-type="float" office:value="9.7591422643416">
            <text:p>9.76</text:p>
          </table:table-cell>
          <table:table-cell table:formula="oooc:=(-[.E8]+SQRT([.E8]^2+8*Workload))/2" office:value-type="float" office:value="4.2408577356584">
            <text:p>4.24</text:p>
          </table:table-cell>
          <table:table-cell/>
          <table:table-cell table:formula="oooc:=2*[.B8]+1" office:value-type="float" office:value="20.5182845286832">
            <text:p>20.52</text:p>
          </table:table-cell>
          <table:table-cell/>
          <table:table-cell table:formula="oooc:=[.B9]*([.B9]+1)/2-[.B8]*([.B8]+1)/2" office:value-type="float" office:value="52.5">
            <text:p>52.5</text:p>
          </table:table-cell>
          <table:table-cell table:style-name="ce1" table:formula="oooc:=[.A9]*([.A9]+1)/2-[.A8]*([.A8]+1)/2" office:value-type="float" office:value="60">
            <text:p>60</text:p>
          </table:table-cell>
          <table:table-cell table:formula="oooc:=TRUNC([.J8]*[.$B$1]/[.$B$2])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TRUNC([.B9])" office:value-type="float" office:value="14">
            <text:p>14</text:p>
          </table:table-cell>
          <table:table-cell table:formula="oooc:=[.B8]+[.C8]" office:value-type="float" office:value="14">
            <text:p>14</text:p>
          </table:table-cell>
          <table:table-cell table:formula="oooc:=(-[.E9]+SQRT([.E9]^2+8*Workload))/2" office:value-type="float" office:value="3.2552809045647">
            <text:p>3.26</text:p>
          </table:table-cell>
          <table:table-cell/>
          <table:table-cell table:formula="oooc:=2*[.B9]+1" office:value-type="float" office:value="29">
            <text:p>29</text:p>
          </table:table-cell>
          <table:table-cell/>
          <table:table-cell table:formula="oooc:=[.B10]*([.B10]+1)/2-[.B9]*([.B9]+1)/2" office:value-type="float" office:value="52.5">
            <text:p>52.5</text:p>
          </table:table-cell>
          <table:table-cell table:style-name="ce1" table:formula="oooc:=[.A10]*([.A10]+1)/2-[.A9]*([.A9]+1)/2" office:value-type="float" office:value="48">
            <text:p>48</text:p>
          </table:table-cell>
          <table:table-cell table:formula="oooc:=TRUNC([.J9]*[.$B$1]/[.$B$2])"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ooc:=TRUNC([.B10])" office:value-type="float" office:value="17">
            <text:p>17</text:p>
          </table:table-cell>
          <table:table-cell table:formula="oooc:=[.B9]+[.C9]" office:value-type="float" office:value="17.2552809045647">
            <text:p>17.26</text:p>
          </table:table-cell>
          <table:table-cell table:formula="oooc:=(-[.E10]+SQRT([.E10]^2+8*Workload))/2" office:value-type="float" office:value="2.7447190954353">
            <text:p>2.74</text:p>
          </table:table-cell>
          <table:table-cell/>
          <table:table-cell table:formula="oooc:=2*[.B10]+1" office:value-type="float" office:value="35.5105618091294">
            <text:p>35.51</text:p>
          </table:table-cell>
          <table:table-cell/>
          <table:table-cell table:formula="oooc:=[.B11]*([.B11]+1)/2-[.B10]*([.B10]+1)/2" office:value-type="float" office:value="52.5">
            <text:p>52.5</text:p>
          </table:table-cell>
          <table:table-cell table:style-name="ce1" table:formula="oooc:=[.A11]*([.A11]+1)/2-[.A10]*([.A10]+1)/2" office:value-type="float" office:value="57">
            <text:p>57</text:p>
          </table:table-cell>
          <table:table-cell table:formula="oooc:=TRUNC([.J10]*[.$B$1]/[.$B$2])"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ooc:=TRUNC([.B11])" office:value-type="float" office:value="20">
            <text:p>20</text:p>
          </table:table-cell>
          <table:table-cell table:formula="oooc:=[.B10]+[.C10]" office:value-type="float" office:value="20">
            <text:p>20</text:p>
          </table:table-cell>
          <table:table-cell table:formula="oooc:=(-[.E11]+SQRT([.E11]^2+8*Workload))/2" office:value-type="float" office:value="2.41833327273168">
            <text:p>2.42</text:p>
          </table:table-cell>
          <table:table-cell/>
          <table:table-cell table:formula="oooc:=2*[.B11]+1" office:value-type="float" office:value="41">
            <text:p>41</text:p>
          </table:table-cell>
          <table:table-cell table:number-columns-repeated="3"/>
          <table:table-cell table:formula="oooc:=TRUNC([.J11]*[.$B$1]/[.$B$2])"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ooc:=SUM([.G7:.G10])" office:value-type="float" office:value="210">
            <text:p>210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total workunits:</text:p>
          </table:table-cell>
          <table:table-cell table:formula="oooc:=n*(n+1)/2" office:value-type="float" office:value="210">
            <text:p>21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ncpu" table:base-cell-address="$Sheet1.$B$2" table:cell-range-address="$Sheet1.$B$2"/>
        <table:named-range table:name="n" table:base-cell-address="$Sheet1.$B$1" table:cell-range-address="$Sheet1.$B$1"/>
        <table:named-range table:name="Workload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0">10/08/2008</text:date>, <text:time>18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04-17T02:35:18</meta:creation-date>
    <dc:creator>Kirill</dc:creator>
    <dc:date>2008-08-10T18:04:54</dc:date>
    <meta:editing-cycles>5</meta:editing-cycles>
    <meta:editing-duration>PT2H7M7S</meta:editing-duration>
    <meta:user-defined meta:name="Info 1"/>
    <meta:user-defined meta:name="Info 2"/>
    <meta:user-defined meta:name="Info 3"/>
    <meta:user-defined meta:name="Info 4"/>
    <meta:document-statistic meta:table-count="3" meta:cell-count="54"/>
  </office:meta>
</office:document-meta>
</file>